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8528in"/>
    </style:style>
    <style:style style:name="co6" style:family="table-column">
      <style:table-column-properties fo:break-before="auto" style:column-width="1.3547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3154in"/>
    </style:style>
    <style:style style:name="co9" style:family="table-column">
      <style:table-column-properties fo:break-before="auto" style:column-width="1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solid" svg:stroke-width="0.0201in" svg:stroke-color="#000000" draw:marker-start-width="0.1406in" draw:marker-end-width="0.1406in" draw:fill="none" draw:textarea-horizontal-align="center" draw:textarea-vertical-align="middle" fo:padding-top="0.0102in" fo:padding-bottom="0.0102in" fo:padding-left="0.0102in" fo:padding-right="0.0102in" draw:ole-draw-aspect="1"/>
    </style:style>
    <style:style style:name="gr2" style:family="graphic">
      <style:graphic-properties draw:stroke="solid" svg:stroke-width="0.0201in" svg:stroke-color="#000000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555in" svg:y="2.1118in">
            <draw:object draw:notify-on-update-of-ranges="Sheet1.A2:Sheet1.A12 Sheet1.A2:Sheet1.A12 Sheet1.B1:Sheet1.B1 Sheet1.B2:Sheet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0.2878in" svg:y="9.5114in">
            <draw:object draw:notify-on-update-of-ranges="Sheet1.G2:Sheet1.G11 Sheet1.H2:Sheet1.H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8in" svg:height="3.5429in" svg:x="0.2795in" svg:y="5.835in">
            <draw:object draw:notify-on-update-of-ranges="Sheet1.D2:Sheet1.D11 Sheet1.E2:Sheet1.E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6.2988in" svg:height="3.5429in" svg:x="0.3217in" svg:y="13.4248in">
            <draw:object draw:notify-on-update-of-ranges="Sheet1.J2:Sheet1.J10 Sheet1.K2:Sheet1.K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6.2988in" svg:height="3.5429in" svg:x="0.2799in" svg:y="17.1961in">
            <draw:object draw:notify-on-update-of-ranges="Sheet1.M2:Sheet1.M10 Sheet1.N2:Sheet1.N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479" calcext:value-type="float">
            <text:p>1104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06" calcext:value-type="float">
            <text:p>190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3:13:36.173301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3:51:11.413508694</meta:creation-date>
    <dc:date>2016-03-08T23:43:26.548808330</dc:date>
    <meta:editing-duration>PT3H55M15S</meta:editing-duration>
    <meta:editing-cycles>87</meta:editing-cycles>
    <meta:generator>LibreOffice/4.2.8.2$Linux_X86_64 LibreOffice_project/420m0$Build-2</meta:generator>
    <meta:document-statistic meta:table-count="1" meta:cell-count="1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94cm" svg:y="0.316cm" chart:style-name="ch2">
          <text:p>Single Threaded Average Cost</text:p>
        </chart:title>
        <chart:plot-area chart:style-name="ch3" table:cell-range-address="Sheet1.A1:Sheet1.B12" chart:data-source-has-labels="both" svg:x="1.331cm" svg:y="1.301cm" svg:width="14.349cm" svg:height="6.538cm">
          <chartooo:coordinate-region svg:x="2.878cm" svg:y="1.5cm" svg:width="12.43cm" svg:height="5.692cm"/>
          <chart:axis chart:dimension="x" chart:name="primary-x" chart:style-name="ch4" chartooo:axis-type="auto">
            <chart:title svg:x="6.993cm" svg:y="8.019cm" chart:style-name="ch5">
              <text:p>Number of Iterations</text:p>
            </chart:title>
            <chart:categories table:cell-range-address="Sheet1.A2:Sheet1.A12"/>
            <chart:grid chart:style-name="ch6" chart:class="major"/>
          </chart:axis>
          <chart:axis chart:dimension="y" chart:name="primary-y" chart:style-name="ch7">
            <chart:title svg:x="0.451cm" svg:y="6.545cm" chart:style-name="ch8">
              <text:p>Avg cost per operation (ns)</text:p>
            </chart:title>
            <chart:grid chart:style-name="ch6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cost per operation 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10479">
                <text:p>110479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Mutex Performance</text:p>
        </chart:title>
        <chart:subtitle svg:x="6.554cm" svg:y="1.301cm" chart:style-name="ch3">
          <text:p>10000 Iterations</text:p>
        </chart:subtitle>
        <chart:plot-area chart:style-name="ch4" table:cell-range-address="Sheet1.G2:Sheet1.H11" svg:x="1.331cm" svg:y="2.19cm" svg:width="14.349cm" svg:height="5.649cm">
          <chartooo:coordinate-region svg:x="2.323cm" svg:y="2.389cm" svg:width="13.17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989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Sheet1.H2:Sheet1.H11" chart:class="chart:scatter">
            <chart:domain table:cell-range-address="Sheet1.G2:Sheet1.G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:Sheet1.G11</svg:desc>
                </draw:g>
              </table:table-cell>
              <table:table-cell office:value-type="float" office:value="248">
                <text:p>248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Unprotected Performance</text:p>
        </chart:title>
        <chart:subtitle svg:x="6.554cm" svg:y="1.301cm" chart:style-name="ch3">
          <text:p>10000 Iterations</text:p>
        </chart:subtitle>
        <chart:plot-area chart:style-name="ch4" table:cell-range-address="Sheet1.D2:Sheet1.E11" svg:x="1.331cm" svg:y="2.19cm" svg:width="14.349cm" svg:height="5.649cm">
          <chartooo:coordinate-region svg:x="2.138cm" svg:y="2.389cm" svg:width="13.356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989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Sheet1.E2:Sheet1.E11" chart:class="chart:scatter">
            <chart:domain table:cell-range-address="Sheet1.D2:Sheet1.D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11</svg:desc>
                </draw:g>
              </table:table-cell>
              <table:table-cell office:value-type="float" office:value="236">
                <text:p>236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Spin-lock Performance</text:p>
        </chart:title>
        <chart:subtitle svg:x="6.554cm" svg:y="1.301cm" chart:style-name="ch3">
          <text:p>10000 Iterations</text:p>
        </chart:subtitle>
        <chart:plot-area chart:style-name="ch4" table:cell-range-address="Sheet1.J2:Sheet1.K10" svg:x="1.331cm" svg:y="2.19cm" svg:width="14.349cm" svg:height="5.649cm">
          <chartooo:coordinate-region svg:x="2.323cm" svg:y="2.389cm" svg:width="13.17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989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Sheet1.K2:Sheet1.K10" chart:class="chart:scatter">
            <chart:domain table:cell-range-address="Sheet1.J2:Sheet1.J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10</svg:desc>
                </draw:g>
              </table:table-cell>
              <table:table-cell office:value-type="float" office:value="238">
                <text:p>238</text:p>
                <draw:g>
                  <svg:desc>Sheet1.K2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Compare and Swap Performance</text:p>
        </chart:title>
        <chart:subtitle svg:x="6.554cm" svg:y="1.301cm" chart:style-name="ch3">
          <text:p>10000 Iterations</text:p>
        </chart:subtitle>
        <chart:plot-area chart:style-name="ch4" table:cell-range-address="Sheet1.M2:Sheet1.N10" svg:x="1.331cm" svg:y="2.19cm" svg:width="14.349cm" svg:height="5.649cm">
          <chartooo:coordinate-region svg:x="2.138cm" svg:y="2.39cm" svg:width="13.355cm" svg:height="4.802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989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Sheet1.N2:Sheet1.N10" chart:class="chart:scatter">
            <chart:domain table:cell-range-address="Sheet1.M2:Sheet1.M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2:Sheet1.M10</svg:desc>
                </draw:g>
              </table:table-cell>
              <table:table-cell office:value-type="float" office:value="250">
                <text:p>250</text:p>
                <draw:g>
                  <svg:desc>Sheet1.N2:Sheet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